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0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TMEGA1284P-AU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5"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.56" calcext:value-type="float">
            <text:p>7.5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MCL-S250G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green led</text:p>
          </table:table-cell>
          <table:table-cell table:style-name="ce4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5"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0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4" table:formula="of:=HYPERLINK(&quot;http://it.farnell.com/multicomp/mcl-s250yc/led-smd-1206-giallo/dp/1581231&quot;;&quot;FARNELL&quot;)" office:value-type="string" office:string-value="FARNELL" calcext:value-type="string">
            <text:p>FARNELL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5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2">
          <table:table-cell office:value-type="string" calcext:value-type="string">
            <text:p>LCD 128x64</text:p>
          </table:table-cell>
          <table:table-cell office:value-type="string" calcext:value-type="string">
            <text:p>12864 V2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display</text:p>
          </table:table-cell>
          <table:table-cell table:style-name="ce4" table:formula="of:=HYPERLINK(&quot;http://www.ebay.de/itm/271513573302&quot;;&quot;EBAY&quot;)" office:value-type="string" office:string-value="EBAY" calcext:value-type="string">
            <text:p>EBAY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Default" table:number-columns-repeated="7"/>
          <table:table-cell table:style-name="ce6" table:formula="of:=SUM([.H2:.H14])" office:value-type="float" office:value="24.688" calcext:value-type="float">
            <text:p>24.69</text:p>
          </table:table-cell>
          <table:table-cell table:style-name="Default"/>
          <table:table-cell table:number-columns-repeated="247"/>
        </table:table-row>
        <table:table-row table:style-name="ro1" table:number-rows-repeated="4">
          <table:table-cell table:style-name="Default" table:number-columns-repeated="9"/>
          <table:table-cell table:number-columns-repeated="247"/>
        </table:table-row>
        <table:table-row table:style-name="ro3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3">
          <table:table-cell table:number-columns-repeated="9"/>
          <table:table-cell table:style-name="ce7"/>
          <table:table-cell table:number-columns-repeated="246"/>
        </table:table-row>
        <table:table-row table:style-name="ro3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3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3" table:number-rows-repeated="96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8:54:21.423216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4T18:57:49.304454371</dc:date>
    <meta:editing-duration>PT32M16S</meta:editing-duration>
    <meta:editing-cycles>5</meta:editing-cycles>
    <meta:generator>LibreOffice/5.0.3.2$Linux_X86_64 LibreOffice_project/00m0$Build-2</meta:generator>
    <meta:document-statistic meta:table-count="1" meta:cell-count="114" meta:object-count="0"/>
  </office:meta>
</office:document-meta>
</file>